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Entiti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Entity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Entity_Translations.B1048576">
          <table:error-message table:message-type="stop" table:display="true"/>
        </table:content-validation>
        <table:content-validation table:name="val4" table:condition="of:cell-content-is-in-list(&quot;Delete&quot;;&quot;Create&quot;)" table:allow-empty-cell="true" table:display-list="unsorted" table:base-cell-address="Transfer_Entity_Set_of_Books.A1048576">
          <table:error-message table:message-type="stop" table:display="true"/>
        </table:content-validation>
      </table:content-validations>
      <table:table table:name="Transfer_Entitie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econdary Name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190001">
            <text:p>190001</text:p>
          </table:table-cell>
          <table:table-cell office:value-type="string">
            <text:p>test_after_unit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Transfer_Entity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  <table:table table:name="Transfer_Entity_Set_of_Book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</text:p>
          </table:table-cell>
          <table:table-cell table:style-name="ce1" office:value-type="string">
            <text:p>Org Unit Id</text:p>
          </table:table-cell>
          <table:table-cell table:style-name="ce1" office:value-type="string">
            <text:p>Set Of Books Id</text:p>
          </table:table-cell>
        </table:table-row>
        <table:table-row table:style-name="ro1">
          <table:table-cell table:content-validation-name="val4" office:value-type="string">
            <text:p>Create</text:p>
          </table:table-cell>
          <table:table-cell office:value-type="float" office:value="190001">
            <text:p>190001</text:p>
          </table:table-cell>
          <table:table-cell office:value-type="float" office:value="10000078">
            <text:p>10000078</text:p>
          </table:table-cell>
          <table:table-cell office:value-type="string">
            <text:p>300000000000001</text:p>
          </table:table-cell>
        </table:table-row>
        <table:table-row table:style-name="ro1" table:number-rows-repeated="9999">
          <table:table-cell table:content-validation-name="val4"/>
          <table:table-cell table:number-columns-repeated="3"/>
        </table:table-row>
        <table:table-row table:style-name="ro1">
          <table:table-cell table:content-validation-name="val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/10/2020</text:date>, <text:time>12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H8M51S</meta:editing-duration>
    <meta:editing-cycles>14</meta:editing-cycles>
    <meta:initial-creator>user user</meta:initial-creator>
    <dc:date>2020-10-28T12:58:06.76</dc:date>
    <dc:creator>Sachin Patel</dc:creator>
    <meta:document-statistic meta:table-count="3" meta:cell-count="19" meta:object-count="0"/>
  </office:meta>
</office:document-meta>
</file>